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2-13T19:11:47.913000000</dc:date>
    <meta:editing-duration>PT4M45S</meta:editing-duration>
    <meta:editing-cycles>6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5" meta:word-count="62" meta:character-count="402" meta:non-whitespace-character-count="345"/>
  </office:meta>
</office:document-meta>
</file>